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2f7ff7" officeooo:paragraph-rsid="002f7ff7"/>
    </style:style>
    <style:style style:name="P2" style:family="paragraph" style:parent-style-name="Text_20_body">
      <style:paragraph-properties fo:text-align="start" style:justify-single-word="false"/>
      <style:text-properties officeooo:rsid="002f7ff7" officeooo:paragraph-rsid="0032e302"/>
    </style:style>
    <style:style style:name="P3" style:family="paragraph" style:parent-style-name="Text_20_body">
      <style:text-properties officeooo:rsid="0032e9d3" officeooo:paragraph-rsid="0032e9d3"/>
    </style:style>
    <style:style style:name="P4" style:family="paragraph" style:parent-style-name="Text_20_body">
      <style:text-properties officeooo:rsid="0032e9d3" officeooo:paragraph-rsid="00340576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2f7ff7" officeooo:paragraph-rsid="002f167d"/>
    </style:style>
    <style:style style:name="P6" style:family="paragraph" style:parent-style-name="Text_20_body">
      <style:paragraph-properties fo:text-align="start" style:justify-single-word="false"/>
      <style:text-properties style:text-underline-style="none" officeooo:rsid="002f7ff7" officeooo:paragraph-rsid="002f7ff7"/>
    </style:style>
    <style:style style:name="P7" style:family="paragraph" style:parent-style-name="Text_20_body">
      <style:paragraph-properties fo:text-align="start" style:justify-single-word="false"/>
      <style:text-properties style:text-underline-style="none" officeooo:rsid="002fcf1b" officeooo:paragraph-rsid="002fcf1b"/>
    </style:style>
    <style:style style:name="P8" style:family="paragraph" style:parent-style-name="Text_20_body">
      <style:paragraph-properties fo:text-align="start" style:justify-single-word="false"/>
      <style:text-properties style:text-underline-style="none" officeooo:rsid="00313627" officeooo:paragraph-rsid="00313627"/>
    </style:style>
    <style:style style:name="P9" style:family="paragraph" style:parent-style-name="Text_20_body">
      <style:paragraph-properties fo:text-align="start" style:justify-single-word="false"/>
      <style:text-properties style:text-underline-style="none" officeooo:rsid="0031fd73" officeooo:paragraph-rsid="0031fd73"/>
    </style:style>
    <style:style style:name="P10" style:family="paragraph" style:parent-style-name="Text_20_body">
      <style:paragraph-properties fo:text-align="start" style:justify-single-word="false"/>
      <style:text-properties style:text-underline-style="none" officeooo:rsid="0032e302" officeooo:paragraph-rsid="0032e302"/>
    </style:style>
    <style:style style:name="P11" style:family="paragraph" style:parent-style-name="Text_20_body">
      <style:text-properties fo:font-weight="bold" officeooo:rsid="0034905c" officeooo:paragraph-rsid="0034905c" style:font-weight-asian="bold" style:font-weight-complex="bold"/>
    </style:style>
    <style:style style:name="P12" style:family="paragraph" style:parent-style-name="Text_20_body">
      <style:text-properties fo:font-weight="bold" officeooo:rsid="0044adc6" officeooo:paragraph-rsid="0044adc6" style:font-weight-asian="bold" style:font-weight-complex="bold"/>
    </style:style>
    <style:style style:name="P13" style:family="paragraph" style:parent-style-name="Text_20_body">
      <style:text-properties fo:font-weight="normal" officeooo:rsid="0034905c" officeooo:paragraph-rsid="0034905c" style:font-weight-asian="normal" style:font-weight-complex="normal"/>
    </style:style>
    <style:style style:name="P14" style:family="paragraph" style:parent-style-name="Text_20_body">
      <style:text-properties fo:font-weight="normal" officeooo:rsid="003685d0" officeooo:paragraph-rsid="003685d0" style:font-weight-asian="normal" style:font-weight-complex="normal"/>
    </style:style>
    <style:style style:name="P15" style:family="paragraph" style:parent-style-name="Text_20_body">
      <style:text-properties fo:font-weight="normal" officeooo:rsid="00381c21" officeooo:paragraph-rsid="00381c21" style:font-weight-asian="normal" style:font-weight-complex="normal"/>
    </style:style>
    <style:style style:name="P16" style:family="paragraph" style:parent-style-name="Text_20_body">
      <style:text-properties officeooo:rsid="003973e0" officeooo:paragraph-rsid="003973e0"/>
    </style:style>
    <style:style style:name="P17" style:family="paragraph" style:parent-style-name="Text_20_body">
      <style:text-properties officeooo:paragraph-rsid="003973e0"/>
    </style:style>
    <style:style style:name="P18" style:family="paragraph" style:parent-style-name="Text_20_body">
      <style:text-properties officeooo:rsid="003a052f" officeooo:paragraph-rsid="003a052f"/>
    </style:style>
    <style:style style:name="P19" style:family="paragraph" style:parent-style-name="Text_20_body">
      <style:text-properties fo:font-style="italic" officeooo:rsid="003a052f" officeooo:paragraph-rsid="003a052f" style:font-style-asian="italic" style:font-style-complex="italic"/>
    </style:style>
    <style:style style:name="P20" style:family="paragraph" style:parent-style-name="Text_20_body">
      <style:text-properties officeooo:rsid="003abe03" officeooo:paragraph-rsid="003abe03"/>
    </style:style>
    <style:style style:name="P21" style:family="paragraph" style:parent-style-name="Text_20_body">
      <style:text-properties officeooo:paragraph-rsid="003abe03"/>
    </style:style>
    <style:style style:name="P22" style:family="paragraph" style:parent-style-name="Text_20_body">
      <style:text-properties officeooo:rsid="003beb71" officeooo:paragraph-rsid="003beb71"/>
    </style:style>
    <style:style style:name="P23" style:family="paragraph" style:parent-style-name="Text_20_body">
      <style:text-properties officeooo:rsid="003d0e88" officeooo:paragraph-rsid="003d0e88"/>
    </style:style>
    <style:style style:name="P24" style:family="paragraph" style:parent-style-name="Text_20_body">
      <style:text-properties officeooo:rsid="003e957b" officeooo:paragraph-rsid="003e957b"/>
    </style:style>
    <style:style style:name="P25" style:family="paragraph" style:parent-style-name="Text_20_body">
      <style:text-properties officeooo:rsid="003f6a7e" officeooo:paragraph-rsid="003f6a7e"/>
    </style:style>
    <style:style style:name="P26" style:family="paragraph" style:parent-style-name="Text_20_body">
      <style:text-properties officeooo:rsid="00402bea" officeooo:paragraph-rsid="00402bea"/>
    </style:style>
    <style:style style:name="P27" style:family="paragraph" style:parent-style-name="Text_20_body">
      <style:text-properties officeooo:rsid="004236db" officeooo:paragraph-rsid="004236db"/>
    </style:style>
    <style:style style:name="P28" style:family="paragraph" style:parent-style-name="Text_20_body">
      <style:text-properties officeooo:rsid="0043e238" officeooo:paragraph-rsid="0043e238"/>
    </style:style>
    <style:style style:name="P29" style:family="paragraph" style:parent-style-name="Text_20_body">
      <style:text-properties officeooo:paragraph-rsid="0043e238"/>
    </style:style>
    <style:style style:name="P30" style:family="paragraph" style:parent-style-name="Text_20_body">
      <style:text-properties officeooo:rsid="0044adc6" officeooo:paragraph-rsid="0044adc6"/>
    </style:style>
    <style:style style:name="P31" style:family="paragraph" style:parent-style-name="Text_20_body">
      <style:text-properties style:font-name="Arial1" fo:language="pt" fo:country="BR" fo:font-weight="bold" officeooo:rsid="004aadd2" officeooo:paragraph-rsid="004aadd2" style:font-weight-asian="bold" style:font-weight-complex="bold"/>
    </style:style>
    <style:style style:name="P32" style:family="paragraph" style:parent-style-name="Text_20_body">
      <style:text-properties style:font-name="Arial1" fo:language="pt" fo:country="BR" fo:font-weight="normal" officeooo:rsid="004aadd2" officeooo:paragraph-rsid="004aadd2" style:font-weight-asian="normal" style:font-weight-complex="normal"/>
    </style:style>
    <style:style style:name="P33" style:family="paragraph" style:parent-style-name="Heading_20_1">
      <style:paragraph-properties fo:text-align="start" style:justify-single-word="false"/>
      <style:text-properties style:text-underline-style="none" officeooo:rsid="002f167d" officeooo:paragraph-rsid="002f167d"/>
    </style:style>
    <style:style style:name="P34" style:family="paragraph" style:parent-style-name="Heading_20_1">
      <style:text-properties officeooo:paragraph-rsid="00313627"/>
    </style:style>
    <style:style style:name="P35" style:family="paragraph" style:parent-style-name="Heading_20_1">
      <style:text-properties officeooo:rsid="003973e0" officeooo:paragraph-rsid="003973e0"/>
    </style:style>
    <style:style style:name="P36" style:family="paragraph" style:parent-style-name="Heading_20_1">
      <style:paragraph-properties fo:break-before="page"/>
      <style:text-properties officeooo:rsid="0043e238" officeooo:paragraph-rsid="0043e238"/>
    </style:style>
    <style:style style:name="P37" style:family="paragraph" style:parent-style-name="Heading_20_1">
      <style:paragraph-properties fo:break-before="page"/>
      <style:text-properties officeooo:rsid="004f7cca" officeooo:paragraph-rsid="004f7cca"/>
    </style:style>
    <style:style style:name="P38" style:family="paragraph" style:parent-style-name="Heading_20_1">
      <style:paragraph-properties fo:break-before="page"/>
      <style:text-properties officeooo:rsid="005d9e71" officeooo:paragraph-rsid="005d9e71"/>
    </style:style>
    <style:style style:name="P39" style:family="paragraph" style:parent-style-name="Heading_20_2">
      <style:text-properties officeooo:rsid="003973e0" officeooo:paragraph-rsid="003973e0"/>
    </style:style>
    <style:style style:name="P40" style:family="paragraph" style:parent-style-name="Heading_20_2">
      <style:text-properties officeooo:rsid="003abe03" officeooo:paragraph-rsid="003abe03"/>
    </style:style>
    <style:style style:name="P41" style:family="paragraph" style:parent-style-name="Text_20_body" style:list-style-name="L1">
      <style:text-properties officeooo:rsid="003973e0" officeooo:paragraph-rsid="003973e0"/>
    </style:style>
    <style:style style:name="P42" style:family="paragraph" style:parent-style-name="Text_20_body">
      <style:text-properties officeooo:rsid="003973e0" officeooo:paragraph-rsid="003973e0"/>
    </style:style>
    <style:style style:name="P43" style:family="paragraph" style:parent-style-name="Text_20_body">
      <style:text-properties fo:font-style="normal" officeooo:rsid="003a052f" officeooo:paragraph-rsid="003a052f" style:font-style-asian="normal" style:font-style-complex="normal"/>
    </style:style>
    <style:style style:name="P44" style:family="paragraph" style:parent-style-name="Text_20_body" style:list-style-name="L2">
      <style:text-properties fo:font-style="normal" officeooo:rsid="003a052f" officeooo:paragraph-rsid="003a052f" style:font-style-asian="normal" style:font-style-complex="normal"/>
    </style:style>
    <style:style style:name="P45" style:family="paragraph" style:parent-style-name="Text_20_body" style:list-style-name="L3">
      <style:text-properties fo:font-style="normal" officeooo:rsid="003a052f" officeooo:paragraph-rsid="003a052f" style:font-style-asian="normal" style:font-style-complex="normal"/>
    </style:style>
    <style:style style:name="P46" style:family="paragraph" style:parent-style-name="Text_20_body" style:list-style-name="L2">
      <style:text-properties fo:font-style="normal" fo:font-weight="bold" officeooo:rsid="003a052f" officeooo:paragraph-rsid="003a052f" style:font-style-asian="normal" style:font-weight-asian="bold" style:font-style-complex="normal" style:font-weight-complex="bold"/>
    </style:style>
    <style:style style:name="P47" style:family="paragraph" style:parent-style-name="Text_20_body">
      <style:text-properties fo:font-style="italic" officeooo:rsid="003beb71" officeooo:paragraph-rsid="003beb71" style:font-style-asian="italic" style:font-style-complex="italic"/>
    </style:style>
    <style:style style:name="P48" style:family="paragraph" style:parent-style-name="Text_20_body">
      <style:text-properties fo:font-weight="normal" officeooo:rsid="0044adc6" officeooo:paragraph-rsid="0044adc6" style:font-weight-asian="normal" style:font-weight-complex="normal"/>
    </style:style>
    <style:style style:name="P49" style:family="paragraph" style:parent-style-name="Text_20_body">
      <style:text-properties fo:font-weight="normal" officeooo:rsid="0045e5f6" officeooo:paragraph-rsid="0045e5f6" style:font-weight-asian="normal" style:font-weight-complex="normal"/>
    </style:style>
    <style:style style:name="P50" style:family="paragraph" style:parent-style-name="Text_20_body">
      <style:text-properties fo:font-weight="normal" officeooo:rsid="0046d0df" officeooo:paragraph-rsid="0046d0df" style:font-weight-asian="normal" style:font-weight-complex="normal"/>
    </style:style>
    <style:style style:name="P51" style:family="paragraph" style:parent-style-name="Text_20_body">
      <style:text-properties fo:font-weight="normal" officeooo:rsid="004765e1" officeooo:paragraph-rsid="004765e1" style:font-weight-asian="normal" style:font-weight-complex="normal"/>
    </style:style>
    <style:style style:name="P52" style:family="paragraph" style:parent-style-name="Text_20_body">
      <style:text-properties fo:font-weight="normal" officeooo:rsid="00493912" officeooo:paragraph-rsid="00493912" style:font-weight-asian="normal" style:font-weight-complex="normal"/>
    </style:style>
    <style:style style:name="P53" style:family="paragraph" style:parent-style-name="Text_20_body">
      <style:text-properties fo:font-weight="normal" officeooo:rsid="004aadd2" officeooo:paragraph-rsid="004aadd2" style:font-weight-asian="normal" style:font-weight-complex="normal"/>
    </style:style>
    <style:style style:name="P54" style:family="paragraph" style:parent-style-name="Text_20_body">
      <style:text-properties officeooo:rsid="00508b45" officeooo:paragraph-rsid="00508b45"/>
    </style:style>
    <style:style style:name="P55" style:family="paragraph" style:parent-style-name="Text_20_body">
      <style:text-properties officeooo:rsid="00546537" officeooo:paragraph-rsid="00546537"/>
    </style:style>
    <style:style style:name="P56" style:family="paragraph" style:parent-style-name="Text_20_body">
      <style:text-properties officeooo:rsid="0043e238" officeooo:paragraph-rsid="0043e238"/>
    </style:style>
    <style:style style:name="P57" style:family="paragraph" style:parent-style-name="Text_20_body">
      <style:text-properties officeooo:rsid="0054bec3" officeooo:paragraph-rsid="0054bec3"/>
    </style:style>
    <style:style style:name="P58" style:family="paragraph" style:parent-style-name="Text_20_body">
      <style:text-properties officeooo:rsid="0056ba6f" officeooo:paragraph-rsid="0056ba6f"/>
    </style:style>
    <style:style style:name="P59" style:family="paragraph" style:parent-style-name="Text_20_body">
      <style:text-properties officeooo:rsid="0056c21a" officeooo:paragraph-rsid="0056c21a"/>
    </style:style>
    <style:style style:name="P60" style:family="paragraph" style:parent-style-name="Text_20_body">
      <style:text-properties officeooo:rsid="0057e254" officeooo:paragraph-rsid="0057e254"/>
    </style:style>
    <style:style style:name="P61" style:family="paragraph" style:parent-style-name="Text_20_body">
      <style:text-properties officeooo:rsid="00590a24" officeooo:paragraph-rsid="00590a24"/>
    </style:style>
    <style:style style:name="P62" style:family="paragraph" style:parent-style-name="Text_20_body">
      <style:text-properties officeooo:rsid="0059e162" officeooo:paragraph-rsid="0059e162"/>
    </style:style>
    <style:style style:name="P63" style:family="paragraph" style:parent-style-name="Text_20_body">
      <style:text-properties officeooo:rsid="0059edb8" officeooo:paragraph-rsid="0059edb8"/>
    </style:style>
    <style:style style:name="P64" style:family="paragraph" style:parent-style-name="Text_20_body">
      <style:text-properties officeooo:rsid="005a81b1" officeooo:paragraph-rsid="005a81b1"/>
    </style:style>
    <style:style style:name="P65" style:family="paragraph" style:parent-style-name="Text_20_body">
      <style:text-properties officeooo:rsid="005d9e71" officeooo:paragraph-rsid="005d9e71"/>
    </style:style>
    <style:style style:name="P66" style:family="paragraph" style:parent-style-name="Text_20_body">
      <style:text-properties officeooo:paragraph-rsid="005d9e71"/>
    </style:style>
    <style:style style:name="P67" style:family="paragraph" style:parent-style-name="Text_20_body">
      <style:text-properties officeooo:rsid="005f105e" officeooo:paragraph-rsid="005f105e"/>
    </style:style>
    <style:style style:name="P68" style:family="paragraph" style:parent-style-name="Text_20_body">
      <style:text-properties officeooo:rsid="005f4ede" officeooo:paragraph-rsid="005f4ede"/>
    </style:style>
    <style:style style:name="P69" style:family="paragraph" style:parent-style-name="Text_20_body">
      <style:text-properties officeooo:rsid="00618c2d" officeooo:paragraph-rsid="00618c2d"/>
    </style:style>
    <style:style style:name="P70" style:family="paragraph" style:parent-style-name="Text_20_body">
      <style:text-properties officeooo:rsid="006333b4" officeooo:paragraph-rsid="006333b4"/>
    </style:style>
    <style:style style:name="P71" style:family="paragraph" style:parent-style-name="Text_20_body">
      <style:text-properties officeooo:rsid="0064ee3c" officeooo:paragraph-rsid="0064ee3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fcf1b"/>
    </style:style>
    <style:style style:name="T3" style:family="text">
      <style:text-properties style:text-underline-style="none" officeooo:rsid="0032e302"/>
    </style:style>
    <style:style style:name="T4" style:family="text">
      <style:text-properties officeooo:rsid="002f7ff7"/>
    </style:style>
    <style:style style:name="T5" style:family="text">
      <style:text-properties officeooo:rsid="00313627"/>
    </style:style>
    <style:style style:name="T6" style:family="text">
      <style:text-properties officeooo:rsid="0032e9d3"/>
    </style:style>
    <style:style style:name="T7" style:family="text">
      <style:text-properties officeooo:rsid="003beb7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402be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557cca"/>
    </style:style>
    <style:style style:name="T12" style:family="text">
      <style:text-properties officeooo:rsid="0056c21a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2896909" text:style-name="Outline">
        <text:list-item>
          <text:h text:style-name="P33" text:outline-level="1">AULA <text:span text:style-name="T4">10/05/2021</text:span></text:h>
        </text:list-item>
      </text:list>
      <text:p text:style-name="P5"/>
      <text:p text:style-name="P5"/>
      <text:p text:style-name="P6">Escolher um tema que falamos no dia a dia</text:p>
      <text:p text:style-name="P6">Promessa</text:p>
      <text:p text:style-name="P6">Aliança</text:p>
      <text:p text:style-name="P6">Chamado/Eleição</text:p>
      <text:p text:style-name="P6"/>
      <text:p text:style-name="P6">TEMA LIVRE</text:p>
      <text:p text:style-name="P6">Eu só não quero que você copie e cole.</text:p>
      <text:p text:style-name="P1"><text:span text:style-name="T1">2</text:span><text:span text:style-name="T2">1/</text:span><text:span text:style-name="T1">06</text:span></text:p>
      <text:p text:style-name="P6"/>
      <text:p text:style-name="P6"/>
      <text:list xml:id="list214134093273126" text:continue-numbering="true" text:style-name="Outline">
        <text:list-item>
          <text:h text:style-name="P34" text:outline-level="1">A história de Israel</text:h>
        </text:list-item>
      </text:list>
      <text:p text:style-name="Text_20_body"><text:span text:style-name="T5">C</text:span>omeça a acontecer a partir da saída do Egito;</text:p>
      <text:p text:style-name="P7"/>
      <text:p text:style-name="P8">A partir de Êxodo Deus deixa de ser o “Deus dos pais” e passa a ser revelado como Deus do povo.</text:p>
      <text:p text:style-name="P8"/>
      <text:p text:style-name="P9">Deus → Voz → Povo (L)</text:p>
      <text:p text:style-name="P9"/>
      <text:p text:style-name="P9">Voz (Capitão, Monarca, Profeta e Sacerdote*)</text:p>
      <text:p text:style-name="P9"/>
      <text:p text:style-name="P9"/>
      <text:p text:style-name="P2"><text:span text:style-name="T1">“</text:span><text:span text:style-name="T3">Quando moisés descobriu que ele era hebreu ele matou o egípcio.”</text:span></text:p>
      <text:p text:style-name="P10"/>
      <text:list xml:id="list214134807747985" text:continue-numbering="true" text:style-name="Outline">
        <text:list-item>
          <text:h text:style-name="Heading_20_1" text:outline-level="1"><text:s/><text:span text:style-name="T6">Cultura do deserto</text:span></text:h>
        </text:list-item>
      </text:list>
      <text:p text:style-name="P3">Decálogo e o código da aliança (lei)</text:p>
      <text:p text:style-name="P4"/>
      <text:p text:style-name="P4"/>
      <text:p text:style-name="P4"/>
      <text:p text:style-name="P11">História deuteronomista → a base parte da Lei de Deus. Fidelidade e aliança.</text:p>
      <text:p text:style-name="P13">O liberto as vezes não é livre… Livre da consciência do Egito.</text:p>
      <text:p text:style-name="P13"/>
      <text:p text:style-name="P13">Você se torna seu próprio algoz, se autoflagelando.</text:p>
      <text:p text:style-name="P13"/>
      <text:p text:style-name="P13">OHDT → Obra histórica Deuteronomista</text:p>
      <text:p text:style-name="P13"/>
      <text:p text:style-name="P14">Falta mesa.</text:p>
      <text:p text:style-name="P14"/>
      <text:p text:style-name="P15">P r a y.</text:p>
      <text:p text:style-name="P15"/>
      <text:p text:style-name="P15">Prólogo.</text:p>
      <text:p text:style-name="P15"/>
      <text:list xml:id="list214134418270359" text:continue-numbering="true" text:style-name="Outline">
        <text:list-item>
          <text:h text:style-name="P35" text:outline-level="1"><text:soft-page-break/>Aula 17/05/2021</text:h>
        </text:list-item>
      </text:list>
      <text:p text:style-name="P17"/>
      <text:list xml:id="list214134344437332" text:continue-numbering="true" text:style-name="Outline">
        <text:list-item>
          <text:h text:style-name="P35" text:outline-level="1">Cultura do deserto</text:h>
        </text:list-item>
      </text:list>
      <text:p text:style-name="P16">Decálogo</text:p>
      <text:p text:style-name="P17"/>
      <text:p text:style-name="P16">2 origens para a palavra Múrmuro:</text:p>
      <text:list xml:id="list1232284784" text:style-name="L1">
        <text:list-item>
          <text:p text:style-name="P41">Cantar a lei em voz baixa</text:p>
        </text:list-item>
        <text:list-item>
          <text:p text:style-name="P41">Falar pelos cotovelos</text:p>
        </text:list-item>
      </text:list>
      <text:p text:style-name="P16"/>
      <text:list xml:id="list214135051685694" text:continue-list="list214134344437332" text:style-name="Outline">
        <text:list-item>
          <text:list>
            <text:list-item>
              <text:h text:style-name="P39" text:outline-level="2">Código da aliança e o código de Santidade</text:h>
            </text:list-item>
          </text:list>
        </text:list-item>
      </text:list>
      <text:p text:style-name="P16"><text:tab/>Êxodo 1 até 19 Narrativo e então Códigos.</text:p>
      <text:p text:style-name="P17"/>
      <text:p text:style-name="P19">Lei / Códigos.</text:p>
      <text:p text:style-name="P43"/>
      <text:list xml:id="list1983180723" text:style-name="L2">
        <text:list-item>
          <text:p text:style-name="P44">Eles são transformados em povo</text:p>
        </text:list-item>
        <text:list-item>
          <text:p text:style-name="P44">Deus dá a eles uma liderança</text:p>
        </text:list-item>
        <text:list-item>
          <text:p text:style-name="P44">E agora eles recebem a cultura para organizar a vida</text:p>
        </text:list-item>
        <text:list-item>
          <text:p text:style-name="P46">Para que possam ser tratados e tenham uma vida sadia</text:p>
        </text:list-item>
      </text:list>
      <text:p text:style-name="P43"/>
      <text:list xml:id="list493940067" text:style-name="L3">
        <text:list-item>
          <text:p text:style-name="P45">Conviver com Deus e depois conviver com o próximo.</text:p>
        </text:list-item>
      </text:list>
      <text:p text:style-name="P16"/>
      <text:p text:style-name="P18">De fato: Existe e está ali mas não há lei</text:p>
      <text:p text:style-name="P18">De direito: Quando eles entram na terra e ganham uma monarquia</text:p>
      <text:p text:style-name="P18"/>
      <text:list xml:id="list214134902140517" text:continue-list="list214135051685694" text:style-name="Outline">
        <text:list-item>
          <text:list>
            <text:list-item>
              <text:h text:style-name="P40" text:outline-level="2">Código da aliança</text:h>
            </text:list-item>
          </text:list>
        </text:list-item>
      </text:list>
      <text:p text:style-name="P21"><text:tab/><text:span text:style-name="T7">Mantém o povo na presença de Deus.</text:span></text:p>
      <text:p text:style-name="P21"/>
      <text:p text:style-name="P20">Pátio,</text:p>
      <text:p text:style-name="P20">Lugar Santo,</text:p>
      <text:p text:style-name="P20">Santo dos Santos</text:p>
      <text:p text:style-name="P22"/>
      <text:p text:style-name="P22">Altar, Lenha, Oferta e finalmente Holocausto é o <text:span text:style-name="T8">Resultado</text:span></text:p>
      <text:p text:style-name="P47"/>
      <text:list xml:id="list214134744474443" text:continue-numbering="true" text:style-name="Outline">
        <text:list-item>
          <text:list>
            <text:list-item>
              <text:h text:style-name="Heading_20_2" text:outline-level="2">Culto nos <text:span text:style-name="T7">dias de Arão</text:span></text:h>
            </text:list-item>
          </text:list>
        </text:list-item>
      </text:list>
      <text:p text:style-name="Text_20_body"><text:tab/><text:span text:style-name="T7">É o serviço.</text:span></text:p>
      <text:p text:style-name="Text_20_body"/>
      <text:p text:style-name="P23">Resumão:</text:p>
      <text:p text:style-name="P23"><text:tab/>O que era tudo isso? Era exatamente a vida prática desse povo. (nesse momento a lei é uma “tratativa”.</text:p>
      <text:p text:style-name="P23"/>
      <text:p text:style-name="P23"/>
      <text:p text:style-name="P23"/>
      <text:p text:style-name="P23"/>
      <text:p text:style-name="P24"><text:soft-page-break/>Molduras teológicas</text:p>
      <text:p text:style-name="P24"/>
      <text:p text:style-name="P24"><text:tab/> <text:s text:c="4"/>Eleição</text:p>
      <text:p text:style-name="P24">Abraão → Cristo → Fim</text:p>
      <text:p text:style-name="P24"><text:tab/> <text:s text:c="4"/>Aliança</text:p>
      <text:p text:style-name="P24"/>
      <text:p text:style-name="P25">Aliança</text:p>
      <text:p text:style-name="P25">Santidade</text:p>
      <text:p text:style-name="P25">Presença de JHV<text:span text:style-name="T9">H</text:span> (javé)</text:p>
      <text:p text:style-name="P25">Sacrifício (Restauração)</text:p>
      <text:p text:style-name="P25"/>
      <text:p text:style-name="P25">Não se refere apenas ao indivíduo, mas quando o povo ou a massa quebra a aliança.</text:p>
      <text:p text:style-name="P25"/>
      <text:p text:style-name="P26">Parte do cotidiano</text:p>
      <text:p text:style-name="P26"/>
      <text:p text:style-name="P27">Pôs Êxodo deixa de ser uma oferenda a uma divindade.</text:p>
      <text:p text:style-name="P27">Depois é uma oferta a Deus javé. O Deus de Seu próprio povo.</text:p>
      <text:p text:style-name="P27"/>
      <text:p text:style-name="P27"/>
      <text:p text:style-name="P26"/>
      <text:p text:style-name="P26"/>
      <text:list xml:id="list214134388114918" text:continue-numbering="true" text:style-name="Outline">
        <text:list-item>
          <text:h text:style-name="P36" text:outline-level="1">Aula – 17 de maio de 2021</text:h>
        </text:list-item>
      </text:list>
      <text:p text:style-name="P29"/>
      <text:p text:style-name="P28">1250~1280 a.C → 1040~1050 a.C</text:p>
      <text:p text:style-name="P28"/>
      <text:p text:style-name="P28">Deus exige <text:span text:style-name="T10">FIDELIDADE DO SEU POVO</text:span>. (infidelidade do povo)</text:p>
      <text:p text:style-name="P28"/>
      <text:p text:style-name="P30">Panteão de Deuses</text:p>
      <text:p text:style-name="P30">Sincretismo religioso (Sagrado / Profano)</text:p>
      <text:p text:style-name="P30"/>
      <text:p text:style-name="P12">LEI NÔMADE.</text:p>
      <text:p text:style-name="P48"/>
      <text:p text:style-name="P48">Devemos nos desnaturalizar do mundo através da lei. Para que não sigamos as leis dos povos que moravam na terra.</text:p>
      <text:p text:style-name="P48"/>
      <text:p text:style-name="P49">A Idolatria se instaurou no povo de Juízes até os profetas.</text:p>
      <text:p text:style-name="P49"/>
      <text:p text:style-name="P50">Idolatria se dá quando há outras verdades paralelas a verdade, de fato.</text:p>
      <text:p text:style-name="P50"/>
      <text:p text:style-name="P51">Independência das tribos</text:p>
      <text:p text:style-name="P51"/>
      <text:p text:style-name="P51">Cultos se tornam uma tradição. Como os juízes sustentavam.</text:p>
      <text:p text:style-name="P52">Dependência dos líderes carismáticos.</text:p>
      <text:p text:style-name="P32"/>
      <text:p text:style-name="P31">→ MISÉRICÓRDIA</text:p>
      <text:p text:style-name="P48"/>
      <text:p text:style-name="P53">Deus não é resultado de aliança, nem de sacrifício. Mas essas coisas emanam de Deus.</text:p>
      <text:p text:style-name="P53"/>
      <text:p text:style-name="P53">Santidade pode ser pensada como uma ferramenta usada por Deus.</text:p>
      <text:p text:style-name="P53"/>
      <text:p text:style-name="P53"/>
      <text:list xml:id="list214135655550851" text:continue-numbering="true" text:style-name="Outline">
        <text:list-item>
          <text:h text:style-name="P37" text:outline-level="1">Aula 24 de maio de 2021</text:h>
        </text:list-item>
      </text:list>
      <text:p text:style-name="P54"/>
      <text:p text:style-name="P54">Levítico </text:p>
      <text:p text:style-name="P54"/>
      <text:p text:style-name="P55">Tabernáculo → Sacrifício → Sacerdote → Culto (serviço)</text:p>
      <text:p text:style-name="P28"/>
      <text:p text:style-name="P57">Havia uma barreira que separava o povo de Deus. É como se toda vez que pensamos alguma “besteira” ou pecamos de alguma forma, quando nos apresentamos diante de Deus, há um “véu”. No primeiro testamento a limpeza era através do sacrifício de animais. No segundo testamento a limpeza é pela cruz.</text:p>
      <text:p text:style-name="P57"/>
      <text:p text:style-name="P57">“<text:span text:style-name="T11">Eu não posso chegar na cruz sem saber o que levítico”</text:span></text:p>
      <text:p text:style-name="P57"/>
      <text:p text:style-name="P58">Filiação → <text:span text:style-name="T12">direitos e deveres</text:span></text:p>
      <text:p text:style-name="P59">Cuidado, alimentado, cuidado, vestir, ter um nome.</text:p>
      <text:p text:style-name="P59"/>
      <text:p text:style-name="P60">A bíblia não foi DITADA, ela foi VIVIDA.</text:p>
      <text:p text:style-name="P60"/>
      <text:p text:style-name="P61">Remissão de pecados*</text:p>
      <text:p text:style-name="P61"><text:tab/>Ato “constitucional” de Deus. Retira a figura do erro…Santidade</text:p>
      <text:p text:style-name="P61"/>
      <text:p text:style-name="P62">Remissão dos pecados uma vez por ano, obrigando uma estiagem para o perdão.</text:p>
      <text:p text:style-name="P62"/>
      <text:p text:style-name="P62">Santidade como um campo de força ou uma consciência</text:p>
      <text:p text:style-name="P62"/>
      <text:p text:style-name="P63">Relacionamento com Javé → Presença</text:p>
      <text:p text:style-name="P64">Manifestação de Deus</text:p>
      <text:p text:style-name="P61"/>
      <text:p text:style-name="P28"/>
      <text:list xml:id="list214135173439077" text:continue-numbering="true" text:style-name="Outline">
        <text:list-item>
          <text:h text:style-name="P38" text:outline-level="1">Aula 24 de maio de 2021</text:h>
        </text:list-item>
      </text:list>
      <text:p text:style-name="P66"/>
      <text:p text:style-name="P65">Samuel</text:p>
      <text:p text:style-name="P65"/>
      <text:p text:style-name="P67">Juiz, Sacerdote, Profeta → Etinerante</text:p>
      <text:p text:style-name="P67">Ramá, Siló, Siquem, Betel → Unidade</text:p>
      <text:p text:style-name="P67"/>
      <text:p text:style-name="P67">Unificando as tribos</text:p>
      <text:p text:style-name="P67"/>
      <text:p text:style-name="P68">Primeiro movimento profetismo de Israel</text:p>
      <text:p text:style-name="P68"/>
      <text:p text:style-name="P69">Uma vida comum. A lei não era algo que as pessoas liam para ver o que é pecado e oo que não é, mas era algo que era vivido na vida comum do povo agora no tempo de Samuel, pois a santidade havia “crescido” ou amadurecido.</text:p>
      <text:p text:style-name="P69"/>
      <text:p text:style-name="P70">Unidade tribal</text:p>
      <text:p text:style-name="P70">Sacrifício/Aliança: Tema da vida comum</text:p>
      <text:p text:style-name="P70">Fidelidade ao Senhor</text:p>
      <text:p text:style-name="P70">Culto/adoração (salmos’ Mizmor)</text:p>
      <text:p text:style-name="P70"/>
      <text:p text:style-name="P70"/>
      <text:p text:style-name="P71">Reis e crônicas next class</text:p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5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4T21:41:33.327000000</dc:date>
    <meta:editing-duration>PT1H52M54S</meta:editing-duration>
    <meta:editing-cycles>15</meta:editing-cycles>
    <meta:generator>LibreOffice/7.1.2.2$Windows_X86_64 LibreOffice_project/8a45595d069ef5570103caea1b71cc9d82b2aae4</meta:generator>
    <meta:document-statistic meta:table-count="0" meta:image-count="1" meta:object-count="0" meta:page-count="6" meta:paragraph-count="102" meta:word-count="703" meta:character-count="3937" meta:non-whitespace-character-count="3323"/>
  </office:meta>
</office:document-meta>
</file>